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upStyleName">This is a <text:span text:style-name="T2">DupStyleName</text:span>. <text:span text:style-name="DupStyleName">And this is </text:span><text:span text:style-name="DupStyleName"><text:span text:style-name="T1">DupStyleName</text:span></text:span><text:span text:style-name="DupStyleName">, to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upStyleName" style:family="paragraph" style:parent-style-name="Standard" style:class="text">
      <style:text-properties fo:color="#ff6666" fo:font-weight="bold"/>
    </style:style>
    <style:style style:name="DupStyleName" style:family="text">
      <style:text-properties fo:color="#9999ff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z de Copenhague</meta:initial-creator>
    <meta:creation-date>2015-04-29T08:12:17.11</meta:creation-date>
    <meta:document-statistic meta:table-count="0" meta:image-count="0" meta:object-count="0" meta:page-count="1" meta:paragraph-count="1" meta:word-count="9" meta:character-count="53"/>
    <dc:date>2015-04-29T08:18:31.67</dc:date>
    <dc:creator>Franz de Copenhague</dc:creator>
    <meta:editing-duration>PT6M16S</meta:editing-duration>
    <meta:editing-cycles>1</meta:editing-cycles>
    <meta:generator>OpenOffice/4.1.1$Win32 OpenOffice.org_project/411m6$Build-9775</meta:generator>
  </office:meta>
</office:document-meta>
</file>